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7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8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Header" style:family="paragraph">
      <style:paragraph-properties fo:text-align="start" style:justify-single-word="false"/>
    </style:style>
    <style:style style:name="P10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1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2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3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4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5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6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text-properties officeooo:paragraph-rsid="006fac92"/>
    </style:style>
    <style:style style:name="P28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3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4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35" style:parent-style-name="Table_20_Contents" style:family="paragraph">
      <style:text-properties officeooo:paragraph-rsid="008550cb" style:font-size-asian="9pt" style:font-name="Verdana" style:font-size-complex="9pt" officeooo:rsid="00819e6b" style:font-name-asian="Times New Roman1" fo:font-size="9pt" style:font-name-complex="Times New Roman1"/>
    </style:style>
    <style:style style:name="P36" style:parent-style-name="Table_20_Contents" style:family="paragraph">
      <style:text-properties officeooo:paragraph-rsid="00819e6b" style:font-size-asian="9pt" style:font-name="Verdana" style:font-size-complex="9pt" officeooo:rsid="00819e6b" style:font-name-asian="Times New Roman1" fo:font-size="9pt" style:font-name-complex="Times New Roman1"/>
    </style:style>
    <style:style style:name="P37" style:parent-style-name="Table_20_Contents" style:family="paragraph">
      <style:text-properties officeooo:paragraph-rsid="0085a90b" style:font-size-asian="9pt" style:font-name="Verdana" style:font-size-complex="9pt" officeooo:rsid="00819e6b" style:font-name-asian="Times New Roman1" fo:font-size="9pt" style:font-name-complex="Times New Roman1"/>
    </style:style>
    <style:style style:name="P38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39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style:font-size-asian="12pt" style:font-name="Arial" fo:font-size="12pt" style:font-size-complex="12pt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style:style style:name="Sect2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8">ANTECEDENTES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3"/>
      <text:p text:style-name="P15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5"/>
      <text:section text:style-name="Sect1" text:name="Section Matriz 1">
        <text:p text:style-name="P14"><text:span text:style-name="T8"/><text:change-end text:change-id="ct69337936"/><text:span text:style-name="T8">SISTEMA A MUESTREAR: </text:span><text:span text:style-name="T10">Agua Marina</text:span></text:p>
        <text:p text:style-name="P14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4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4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section text:style-name="Sect1" text:name="Section Matriz 1">
        <text:p text:style-name="P14"><text:span text:style-name="T8"/><text:change-end text:change-id="ct69337936"/><text:span text:style-name="T8">SISTEMA A MUESTREAR: </text:span><text:span text:style-name="T10">Sedimento Marino</text:span></text:p>
        <text:p text:style-name="P14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4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4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</text:section>
      <text:section text:style-name="Sect2" text:name="Section Equipos">
        <text:p text:style-name="P29">MATERIALES O EQUIPOS REQUERIDOS </text:p>
        <text:p text:style-name="P2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31">Cantidad</text:p>
            </table:table-cell>
            <table:table-cell office:value-type="string" table:style-name="Table5.B1">
              <text:p text:style-name="P31">Equipos o instrumentos de muestreo</text:p>
            </table:table-cell>
          </table:table-row>
          <table:table-row>
            <table:table-cell office:value-type="string" table:style-name="Table5.A2">
              <text:p text:style-name="P37">EQU[<text:span text:style-name="T23">j</text:span>]['cantidad']</text:p>
            </table:table-cell>
            <table:table-cell office:value-type="string" table:style-name="Table5.B2">
              <text:p text:style-name="P37">EQU[<text:span text:style-name="T23">j</text:span>]['equipo']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7">EQU[<text:span text:style-name="T23">j</text:span>]['cantidad']</text:p>
            </table:table-cell>
            <table:table-cell office:value-type="string" table:style-name="Table5.B2">
              <text:p text:style-name="P37">EQU[<text:span text:style-name="T23">j</text:span>]['equipo']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7">EQU[<text:span text:style-name="T23">j</text:span>]['cantidad']</text:p>
            </table:table-cell>
            <table:table-cell office:value-type="string" table:style-name="Table5.B2">
              <text:p text:style-name="P37">EQU[<text:span text:style-name="T23">j</text:span>]['equipo']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7">EQU[<text:span text:style-name="T23">j</text:span>]['cantidad']</text:p>
            </table:table-cell>
            <table:table-cell office:value-type="string" table:style-name="Table5.B2">
              <text:p text:style-name="P37">EQU[<text:span text:style-name="T23">j</text:span>]['equipo']<office:annotation-end office:name="__Annotation__8587_1615771658"/></text:p>
            </table:table-cell>
          </table:table-row>
        </table:table>
        <text:p text:style-name="P2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3">Observaciones: <text:s/></text:p>
            </table:table-cell>
          </table:table-row>
          <table:table-row>
            <table:table-cell office:value-type="string" table:style-name="Table7.A2">
              <text:p text:style-name="P38"/>
            </table:table-cell>
          </table:table-row>
        </table:table>
        <text:p text:style-name="P25"/>
      </text:section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25:02.302009804</dc:date>
    <meta:editing-duration>PT23H17M56S</meta:editing-duration>
    <meta:editing-cycles>93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